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thJax Math" svg:font-family="'MathJax Math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 style:list-style-name="L1">
      <style:paragraph-properties fo:line-height="150%"/>
      <style:text-properties style:font-name="Calibri" officeooo:rsid="000d0241" officeooo:paragraph-rsid="000d0241"/>
    </style:style>
    <style:style style:name="P2" style:family="paragraph" style:parent-style-name="Standard" style:list-style-name="L1">
      <style:paragraph-properties fo:line-height="150%"/>
      <style:text-properties style:font-name="Calibri" officeooo:rsid="000d0241" officeooo:paragraph-rsid="001589a3"/>
    </style:style>
    <style:style style:name="P3" style:family="paragraph" style:parent-style-name="Standard" style:list-style-name="L1">
      <style:paragraph-properties fo:line-height="150%"/>
      <style:text-properties style:font-name="Calibri" officeooo:rsid="000d0241" officeooo:paragraph-rsid="001dd0f9"/>
    </style:style>
    <style:style style:name="P4" style:family="paragraph" style:parent-style-name="Standard" style:list-style-name="L1">
      <style:paragraph-properties fo:line-height="150%"/>
      <style:text-properties style:font-name="Calibri" officeooo:rsid="000d0241" officeooo:paragraph-rsid="0024a7aa"/>
    </style:style>
    <style:style style:name="P5" style:family="paragraph" style:parent-style-name="Standard">
      <style:paragraph-properties fo:line-height="150%"/>
      <style:text-properties style:font-name="Calibri" style:text-underline-style="solid" style:text-underline-width="auto" style:text-underline-color="font-color" fo:font-weight="bold" officeooo:rsid="000d0241" officeooo:paragraph-rsid="000d0241" style:font-weight-asian="bold" style:font-weight-complex="bold"/>
    </style:style>
    <style:style style:name="P6" style:family="paragraph" style:parent-style-name="Standard" style:list-style-name="L1">
      <style:paragraph-properties fo:line-height="150%"/>
      <style:text-properties officeooo:paragraph-rsid="0011a45e"/>
    </style:style>
    <style:style style:name="P7" style:family="paragraph" style:parent-style-name="Standard" style:list-style-name="L1">
      <style:paragraph-properties fo:line-height="150%"/>
      <style:text-properties officeooo:paragraph-rsid="0013b652"/>
    </style:style>
    <style:style style:name="P8" style:family="paragraph" style:parent-style-name="Standard" style:list-style-name="L2">
      <style:paragraph-properties fo:line-height="150%"/>
      <style:text-properties officeooo:paragraph-rsid="00277a20"/>
    </style:style>
    <style:style style:name="P9" style:family="paragraph" style:parent-style-name="Standard" style:list-style-name="L1">
      <style:paragraph-properties fo:line-height="150%"/>
      <style:text-properties style:font-name="Calibri" officeooo:paragraph-rsid="0011a45e"/>
    </style:style>
    <style:style style:name="P10" style:family="paragraph" style:parent-style-name="Standard" style:list-style-name="L1">
      <style:paragraph-properties fo:line-height="150%"/>
      <style:text-properties style:font-name="Calibri" officeooo:paragraph-rsid="002c9dbf"/>
    </style:style>
    <style:style style:name="P11" style:family="paragraph" style:parent-style-name="Standard" style:list-style-name="L1">
      <style:paragraph-properties fo:line-height="150%"/>
      <style:text-properties style:font-name="Calibri" officeooo:rsid="001be295" officeooo:paragraph-rsid="001be295"/>
    </style:style>
    <style:style style:name="P12" style:family="paragraph" style:parent-style-name="Standard">
      <style:paragraph-properties fo:line-height="150%"/>
      <style:text-properties style:font-name="Calibri" officeooo:rsid="001be295" officeooo:paragraph-rsid="001be295"/>
    </style:style>
    <style:style style:name="P13" style:family="paragraph" style:parent-style-name="Standard">
      <style:paragraph-properties fo:line-height="150%"/>
      <style:text-properties style:font-name="Calibri" style:text-underline-style="solid" style:text-underline-width="auto" style:text-underline-color="font-color" fo:font-weight="bold" officeooo:rsid="0025e813" officeooo:paragraph-rsid="0025e813" style:font-weight-asian="bold" style:font-weight-complex="bold"/>
    </style:style>
    <style:style style:name="T1" style:family="text">
      <style:text-properties officeooo:rsid="000e53ea"/>
    </style:style>
    <style:style style:name="T2" style:family="text">
      <style:text-properties style:font-name="Calibri" officeooo:rsid="000d0241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100948"/>
    </style:style>
    <style:style style:name="T5" style:family="text">
      <style:text-properties style:font-name="Calibri" officeooo:rsid="000d0241"/>
    </style:style>
    <style:style style:name="T6" style:family="text">
      <style:text-properties style:font-name="Calibri" officeooo:rsid="0011a45e"/>
    </style:style>
    <style:style style:name="T7" style:family="text">
      <style:text-properties style:font-name="Calibri" officeooo:rsid="0019a732"/>
    </style:style>
    <style:style style:name="T8" style:family="text">
      <style:text-properties style:font-name="Calibri" officeooo:rsid="001be295"/>
    </style:style>
    <style:style style:name="T9" style:family="text">
      <style:text-properties style:font-name="Calibri" officeooo:rsid="00202a0a"/>
    </style:style>
    <style:style style:name="T10" style:family="text">
      <style:text-properties style:font-name="Calibri" officeooo:rsid="0024a7aa"/>
    </style:style>
    <style:style style:name="T11" style:family="text">
      <style:text-properties style:font-name="Calibri" style:text-underline-style="none" fo:font-weight="normal" officeooo:rsid="00277a20" style:font-weight-asian="normal" style:font-weight-complex="normal"/>
    </style:style>
    <style:style style:name="T12" style:family="text">
      <style:text-properties style:font-name="Calibri" fo:language="en" fo:country="US"/>
    </style:style>
    <style:style style:name="T13" style:family="text">
      <style:text-properties officeooo:rsid="00100948"/>
    </style:style>
    <style:style style:name="T14" style:family="text">
      <style:text-properties officeooo:rsid="0011a45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c9dbf" style:font-weight-asian="normal" style:font-weight-complex="normal"/>
    </style:style>
    <style:style style:name="T18" style:family="text">
      <style:text-properties officeooo:rsid="0017c822"/>
    </style:style>
    <style:style style:name="T19" style:family="text">
      <style:text-properties officeooo:rsid="001a68ce"/>
    </style:style>
    <style:style style:name="T20" style:family="text">
      <style:text-properties officeooo:rsid="00202a0a"/>
    </style:style>
    <style:style style:name="T21" style:family="text">
      <style:text-properties fo:language="en" fo:country="US"/>
    </style:style>
    <style:style style:name="T22" style:family="text">
      <style:text-properties style:font-name="MathJax Math" fo:font-style="italic"/>
    </style:style>
    <style:style style:name="T23" style:family="text">
      <style:text-properties style:font-name="MathJax Math" fo:font-style="italic" fo:font-weight="bold" style:font-weight-asian="bold" style:font-weight-complex="bold"/>
    </style:style>
    <style:style style:name="T24" style:family="text">
      <style:text-properties style:font-name="MathJax Math" fo:font-style="italic" fo:font-weight="normal" style:font-weight-asian="normal" style:font-weight-complex="normal"/>
    </style:style>
    <style:style style:name="T25" style:family="text">
      <style:text-properties style:font-name="MathJax Math" fo:font-style="italic" fo:font-weight="normal" officeooo:rsid="002c9dbf" style:font-weight-asian="normal" style:font-weight-complex="normal"/>
    </style:style>
    <style:style style:name="T26" style:family="text">
      <style:text-properties style:font-name="MathJax Math" fo:font-style="normal" fo:font-weight="normal" officeooo:rsid="002c9dbf" style:font-style-asian="normal" style:font-weight-asian="normal" style:font-style-complex="normal" style:font-weight-complex="normal"/>
    </style:style>
    <style:style style:name="T27" style:family="text">
      <style:text-properties officeooo:rsid="002b3bf2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normal" officeooo:rsid="002c9dbf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fidence Interval:</text:p>
      <text:list xml:id="list4169215829" text:style-name="L1">
        <text:list-item>
          <text:p text:style-name="P1">Increasing the sample size causes the error bound to decrease, making the confidence interval narrower </text:p>
        </text:list-item>
        <text:list-item>
          <text:p text:style-name="P3">Decreasing the sample size causes the error bound to increase, making the confidence interval wider </text:p>
        </text:list-item>
        <text:list-item>
          <text:p text:style-name="P4"><text:span text:style-name="T8">Increasing the confidence level </text:span><text:span text:style-name="T9">(</text:span><text:span text:style-name="T10">by decreasing alpha</text:span><text:span text:style-name="T9">)</text:span><text:span text:style-name="T8"> increases the error bound, making the confidence interval wider. </text:span></text:p>
        </text:list-item>
        <text:list-item>
          <text:p text:style-name="P4"><text:span text:style-name="T8">Decreasing the confidence level </text:span><text:span text:style-name="T9">(</text:span><text:span text:style-name="T10">by increasing alpha</text:span><text:span text:style-name="T9">) </text:span><text:span text:style-name="T8">decreases the error bound, making the confidence interval narrower. </text:span></text:p>
          <text:p text:style-name="P1"/>
        </text:list-item>
        <text:list-item>
          <text:p text:style-name="P2"><text:span text:style-name="T18">I</text:span>ncrease the level of confidence to 95% while keeping the error bound the same by taking another survey?</text:p>
          <text:list>
            <text:list-item>
              <text:p text:style-name="P2"><text:span text:style-name="T19">I</text:span><text:span text:style-name="T1">ncrease sample size</text:span></text:p>
              <text:p text:style-name="P2"/>
            </text:list-item>
          </text:list>
        </text:list-item>
        <text:list-item>
          <text:p text:style-name="P6"><text:span text:style-name="T2">What is the correct interpretation of a 95% lower confidence bound for a parameter </text:span><text:span text:style-name="T4">theta</text:span></text:p>
          <text:list>
            <text:list-item>
              <text:p text:style-name="P6"><text:span text:style-name="T4">Sometimes we are interested in making a statement to the effect that a population </text:span><text:span text:style-name="T7">parameter</text:span><text:span text:style-name="T4"> is, with a given degree of confidence, greater than some stated value. </text:span></text:p>
              <text:p text:style-name="P6"><text:span text:style-name="T4"/></text:p>
            </text:list-item>
          </text:list>
        </text:list-item>
        <text:list-item>
          <text:p text:style-name="P9"><text:span text:style-name="T13">How will a lower confidence bound of </text:span><text:span text:style-name="T14">theta</text:span><text:span text:style-name="T13"> be changed if the confidence level 1-α will made smaller?</text:span></text:p>
          <text:list>
            <text:list-item>
              <text:p text:style-name="P11">If the confidence level decreases <text:span text:style-name="T20">(so alpha increases)</text:span>, the width of the confidence interval decreases 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Hypothesis Tests:</text:p>
      <text:list xml:id="list3601091476" text:style-name="L2">
        <text:list-item>
          <text:p text:style-name="P8"><text:span text:style-name="T11">P-value: </text:span><text:span text:style-name="T12">The probability of the observation assuming H0 is true</text:span><text:span text:style-name="T3"> </text:span></text:p>
          <text:p text:style-name="P8"/>
        </text:list-item>
      </text:list>
      <text:list xml:id="list135829669180915" text:continue-list="list4169215829" text:style-name="L1">
        <text:list-item>
          <text:p text:style-name="P9"><text:span text:style-name="T13"><text:s/>What is the correct interpretation of the rejection of H0 in a parameter test at a significance level α?</text:span></text:p>
          <text:list>
            <text:list-item>
              <text:p text:style-name="P10">If <text:span text:style-name="T27">H0 is rejected and </text:span>the hypothesis test is performed at the significance level <text:bookmark text:name="MathJax-Element-6-Frame"/><text:bookmark text:name="MathJax-Span-56"/><text:bookmark text:name="MathJax-Span-57"/><text:bookmark text:name="MathJax-Span-58"/><text:span text:style-name="T22">α</text:span>, one may state that the test results are <text:span text:style-name="Strong_20_Emphasis"><text:span text:style-name="T16">statistically significant at the </text:span></text:span><text:bookmark text:name="MathJax-Element-7-Frame"/><text:bookmark text:name="MathJax-Span-59"/><text:bookmark text:name="MathJax-Span-60"/><text:bookmark text:name="MathJax-Span-61"/><text:span text:style-name="Strong_20_Emphasis"><text:span text:style-name="T24">α</text:span></text:span><text:span text:style-name="Strong_20_Emphasis"><text:span text:style-name="T16"> level</text:span></text:span><text:span text:style-name="T16">. </text:span><text:span text:style-name="T17">While <text:s/></text:span><text:span text:style-name="Strong_20_Emphasis"><text:span text:style-name="T25">α </text:span></text:span><text:span text:style-name="Strong_20_Emphasis"><text:span text:style-name="T29">is the probability of making a type 1 error, so rejecting H0 even if its true</text:span></text:span></text:p>
              <text:p text:style-name="P9"><text:span text:style-name="T16"/></text:p>
            </text:list-item>
          </text:list>
        </text:list-item>
        <text:list-item>
          <text:p text:style-name="P7"><text:span text:style-name="T4">Consider a parameter test with H0: </text:span><text:span text:style-name="T6">theta</text:span><text:span text:style-name="T4"> ≥ </text:span><text:span text:style-name="T6">theta</text:span><text:span text:style-name="T4">0 with a significance level α. Can H0 also be checked by comparing </text:span><text:span text:style-name="T6">theta</text:span><text:span text:style-name="T4">0 with the lower 1-α confidence bound?</text:span></text:p>
          <text:list>
            <text:list-item>
              <text:p text:style-name="P7"><text:span text:style-name="T2"><text:line-break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thJax Math" svg:font-family="'MathJax Math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1T13:03:36.962000000</dc:date>
    <meta:editing-duration>PT54M51S</meta:editing-duration>
    <meta:editing-cycles>28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22" meta:word-count="286" meta:character-count="1659" meta:non-whitespace-character-count="1399"/>
  </office:meta>
</office:document-meta>
</file>